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Title" style:master-page-name="Standard">
      <style:paragraph-properties style:page-number="1"/>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qxin5f7bjkam"/>Tutorial 3 - Sprint and Stamina system</text:p>
      <text:p text:style-name="P1">This is much simpler than the previous two tutorials.</text:p>
      <text:list xml:id="list3263839656" text:style-name="WWNum1">
        <text:list-item>
          <text:p text:style-name="P2">Navigate to the CharacterScript C# Script created in the first tutorial</text:p>
        </text:list-item>
        <text:list-item>
          <text:p text:style-name="P2">Add 2 new private bools named sprinting and recharging</text:p>
        </text:list-item>
        <text:list-item>
          <text:p text:style-name="P2">Add a public int named stamina</text:p>
        </text:list-item>
        <text:list-item>
          <text:p text:style-name="P2">Create a new public KeyCode for sprintKey and make it KeyCode.LeftShift (public KeyCode sprintKey = KeyCode.LeftShift)</text:p>
        </text:list-item>
        <text:list-item>
          <text:p text:style-name="P2">Set the stamina’s value to 300 inside of void Start</text:p>
        </text:list-item>
        <text:list-item>
          <text:p text:style-name="P2">Create 2 new functions named Sprint and Recharge</text:p>
        </text:list-item>
        <text:list-item>
          <text:p text:style-name="P2">Inside the sprint function set recharging to false and sprinting to true</text:p>
        </text:list-item>
        <text:list-item>
          <text:p text:style-name="P2">Below that do stamina = stamina - 1 to lower the stamina and do Speed = 7 to make sure the player is moving faster now</text:p>
        </text:list-item>
        <text:list-item>
          <text:p text:style-name="P2">Create a condition for if (stamina &lt;=0 ) and inside of it set stamina to 0</text:p>
        </text:list-item>
        <text:list-item>
          <text:p text:style-name="P2">Set sprinting to false and recharging to true inside of this function</text:p>
        </text:list-item>
        <text:list-item>
          <text:p text:style-name="P2">Move down to the Recharge function</text:p>
        </text:list-item>
        <text:list-item>
          <text:p text:style-name="P2">Set sprinting to false and recharging to true at the top</text:p>
        </text:list-item>
        <text:list-item>
          <text:p text:style-name="P2">Do stamina = stamina + 2 to make sure the stamina is coming back while recharging</text:p>
        </text:list-item>
        <text:list-item>
          <text:p text:style-name="P2">Set speed to 5 as the user is no longer running</text:p>
        </text:list-item>
        <text:list-item>
          <text:p text:style-name="P2">Do if (stamina &gt;= 300) to make sure the user doesn’t overfill their stamina </text:p>
        </text:list-item>
        <text:list-item>
          <text:p text:style-name="P2">Set stamina to 300 inside the condition and set both sprinting and recharging to false </text:p>
        </text:list-item>
        <text:list-item>
          <text:p text:style-name="P2">Navigate to the FixedUpdate function created from tutorial 1</text:p>
        </text:list-item>
        <text:list-item>
          <text:p text:style-name="P2">Use the conditions if (Input.GetKey(sprintKey) &amp;&amp; stamina &gt; 0 &amp;&amp; recharging == false) to make sure that when the user wishes to sprint, they have the right stamina and aren’t currently recharging</text:p>
        </text:list-item>
        <text:list-item>
          <text:p text:style-name="P2">Inside of that condition just do Sprint();</text:p>
        </text:list-item>
        <text:list-item>
          <text:p text:style-name="P2">Create a new condition below it if ((Input.GetKey(sprintKey) == false &amp;&amp; stamina &lt; 300) || recharging == true) to allow the user to recharge</text:p>
        </text:list-item>
        <text:list-item>
          <text:p text:style-name="P2">The first half of that condition is for when the user wishes to stop sprinting before running out of stamina, the latter half is for if the user is already recharging and hasn't hit their sprint key in the middle of a recharge</text:p>
        </text:list-item>
      </text:list>
      <text:p text:style-name="Standard">Save and test in a game, these are the steps I used to create a stamina bar that lasts 5 seconds. The functions run 60 times a second so be wary of that when creating the stami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Justin Brigg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5" meta:word-count="390" meta:character-count="2053" meta:non-whitespace-character-count="1707"/>
    <meta:generator>LibreOfficeDev/6.0.5.2$Linux_X86_64 LibreOffice_project/</meta:generator>
  </office:meta>
</office:document-meta>
</file>